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85cm"/>
    </style:style>
    <style:style style:name="gr6" style:family="graphic" style:parent-style-name="standard">
      <style:graphic-properties draw:stroke="none" svg:stroke-color="#000000" draw:fill="solid" draw:fill-color="#ffffff" fo:min-height="0.75cm"/>
    </style:style>
    <style:style style:name="gr7" style:family="graphic" style:parent-style-name="standard">
      <style:graphic-properties draw:stroke="none" svg:stroke-color="#000000" draw:fill="solid" draw:fill-color="#ffffff" fo:min-height="0.81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1.6cm" svg:x="1.1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xml:id="id2" draw:id="id2" draw:layer="layout" svg:width="7.3cm" svg:height="2.1cm" svg:x="4.1cm" svg:y="3cm">
          <text:p text:style-name="P1">Extract year and month</text:p>
          <text:p text:style-name="P1">to be crawled from REST</text:p>
          <text:p text:style-name="P1">Command</text:p>
        </draw:rect>
        <draw:rect draw:style-name="gr2" draw:text-style-name="P1" xml:id="id3" draw:id="id3" draw:layer="layout" svg:width="7.3cm" svg:height="2.3cm" svg:x="4.1cm" svg:y="6.5cm">
          <text:p text:style-name="P1">Download Airline</text:p>
          <text:p text:style-name="P1">and Market Lookuptables</text:p>
          <text:p text:style-name="P1">from transtats</text:p>
        </draw:rect>
        <draw:rect draw:style-name="gr2" draw:text-style-name="P1" xml:id="id4" draw:id="id4" draw:layer="layout" svg:width="7.9cm" svg:height="1.5cm" svg:x="3.8cm" svg:y="10.3cm">
          <text:p text:style-name="P1">Get already existing Airlines</text:p>
          <text:p text:style-name="P1">and Markets from backend</text:p>
        </draw:rect>
        <draw:rect draw:style-name="gr2" draw:text-style-name="P1" xml:id="id9" draw:id="id9" draw:layer="layout" svg:width="8.5cm" svg:height="2.3cm" svg:x="2.9cm" svg:y="26.3cm">
          <text:p text:style-name="P1">Get route and flight tables</text:p>
          <text:p text:style-name="P1">for the selected month of the</text:p>
          <text:p text:style-name="P1">selected year from transtats</text:p>
        </draw:rect>
        <draw:rect draw:style-name="gr2" draw:text-style-name="P1" xml:id="id10" draw:id="id10" draw:layer="layout" svg:width="5.5cm" svg:height="0.9cm" svg:x="20.2cm" svg:y="3.1cm">
          <text:p text:style-name="P1">Start route pipeline</text:p>
        </draw:rect>
        <draw:custom-shape draw:style-name="gr1" draw:text-style-name="P1" xml:id="id15" draw:id="id15" draw:layer="layout" svg:width="7.1cm" svg:height="3.5cm" svg:x="33.5cm" svg:y="8.4cm">
          <text:p text:style-name="P1">Airline already in</text:p>
          <text:p text:style-name="P1">back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6" draw:id="id16" draw:layer="layout" svg:width="7.5cm" svg:height="4.3cm" svg:x="19.2cm" svg:y="14.2cm">
          <text:p text:style-name="P1">Destination already</text:p>
          <text:p text:style-name="P1">in back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12" draw:id="id12" draw:layer="layout" svg:width="5.5cm" svg:height="1.4cm" svg:x="20.2cm" svg:y="4.9cm">
          <text:p text:style-name="P1">Select next entry in</text:p>
          <text:p text:style-name="P1">route file</text:p>
        </draw:rect>
        <draw:rect draw:style-name="gr2" draw:text-style-name="P1" xml:id="id22" draw:id="id22" draw:layer="layout" svg:width="6.7cm" svg:height="1.1cm" svg:x="26.5cm" svg:y="11.7cm">
          <text:p text:style-name="P1">Send airline to backend</text:p>
        </draw:rect>
        <draw:rect draw:style-name="gr2" draw:text-style-name="P1" xml:id="id23" draw:id="id23" draw:layer="layout" svg:width="7.2cm" svg:height="1.1cm" svg:x="26.5cm" svg:y="18.3cm">
          <text:p text:style-name="P1">Send market to backend</text:p>
        </draw:rect>
        <draw:rect draw:style-name="gr2" draw:text-style-name="P1" xml:id="id18" draw:id="id18" draw:layer="layout" svg:width="7.7cm" svg:height="1.9cm" svg:x="19.1cm" svg:y="22.1cm">
          <text:p text:style-name="P1">Send route to backend</text:p>
        </draw:rect>
        <draw:custom-shape draw:style-name="gr1" draw:text-style-name="P1" xml:id="id6" draw:id="id6" draw:layer="layout" svg:width="6.7cm" svg:height="3cm" svg:x="4.4cm" svg:y="14.4cm">
          <text:p text:style-name="P1">Route for given year/month</text:p>
          <text:p text:style-name="P1">already in back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0" draw:id="id20" draw:layer="layout" svg:width="6.9cm" svg:height="2cm" svg:x="19.5cm" svg:y="24.7cm">
          <text:p text:style-name="P1">Last entry in fi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11" draw:id="id11" draw:layer="layout" svg:width="5.5cm" svg:height="0.9cm" svg:x="34.3cm" svg:y="3.1cm">
          <text:p text:style-name="P1">Start flight pipeline</text:p>
        </draw:rect>
        <draw:rect draw:style-name="gr2" draw:text-style-name="P1" xml:id="id13" draw:id="id13" draw:layer="layout" svg:width="5.5cm" svg:height="1.4cm" svg:x="34.3cm" svg:y="4.9cm">
          <text:p text:style-name="P1">Select next entry in</text:p>
          <text:p text:style-name="P1">flight file</text:p>
        </draw:rect>
        <draw:custom-shape draw:style-name="gr1" draw:text-style-name="P1" xml:id="id14" draw:id="id14" draw:layer="layout" svg:width="7.1cm" svg:height="3.5cm" svg:x="19.4cm" svg:y="8.4cm">
          <text:p text:style-name="P1">Airline already in</text:p>
          <text:p text:style-name="P1">back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7.5cm" svg:height="4.3cm" svg:x="33.3cm" svg:y="14.2cm">
          <text:p text:style-name="P1">Destination already</text:p>
          <text:p text:style-name="P1">in back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19" draw:id="id19" draw:layer="layout" svg:width="7.7cm" svg:height="1.9cm" svg:x="33.2cm" svg:y="22.1cm">
          <text:p text:style-name="P1">Send flight to backend</text:p>
        </draw:rect>
        <draw:custom-shape draw:style-name="gr1" draw:text-style-name="P1" xml:id="id21" draw:id="id21" draw:layer="layout" svg:width="6.9cm" svg:height="2cm" svg:x="33.6cm" svg:y="24.6cm">
          <text:p text:style-name="P1">Last entry in fi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8" draw:id="id8" draw:layer="layout" svg:width="6.1cm" svg:height="0.9cm" svg:x="9.9cm" svg:y="21.4cm">
          <text:p text:style-name="P1">Select next month</text:p>
        </draw:rect>
        <draw:custom-shape draw:style-name="gr1" draw:text-style-name="P1" xml:id="id7" draw:id="id7" draw:layer="layout" svg:width="6.7cm" svg:height="3cm" svg:x="4.4cm" svg:y="19.1cm">
          <text:p text:style-name="P1">Another month to</text:p>
          <text:p text:style-name="P1">be crawl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1" xml:id="id24" draw:id="id24" draw:layer="layout" svg:width="4.7cm" svg:height="1cm" svg:x="5.4cm" svg:y="24.2cm">
          <text:p text:style-name="P1">End</text:p>
        </draw:ellipse>
        <draw:connector draw:style-name="gr3" draw:text-style-name="P1" draw:layer="layout" svg:x1="4.1cm" svg:y1="1.9cm" svg:x2="7.75cm" svg:y2="3cm" draw:start-shape="id1" draw:start-glue-point="10" draw:end-shape="id2" draw:end-glue-point="0" svg:d="M4100 1900h3650v1100">
          <text:p/>
        </draw:connector>
        <draw:connector draw:style-name="gr3" draw:text-style-name="P1" draw:layer="layout" svg:x1="7.75cm" svg:y1="5.1cm" svg:x2="7.75cm" svg:y2="6.5cm" draw:start-shape="id2" draw:end-shape="id3" draw:end-glue-point="0" svg:d="M7750 5100v1400">
          <text:p/>
        </draw:connector>
        <draw:connector draw:style-name="gr3" draw:text-style-name="P1" draw:layer="layout" svg:x1="7.75cm" svg:y1="8.8cm" svg:x2="7.75cm" svg:y2="10.3cm" draw:start-shape="id3" draw:start-glue-point="2" draw:end-shape="id4" draw:end-glue-point="0" svg:d="M7750 8800v1500">
          <text:p/>
        </draw:connector>
        <draw:connector draw:style-name="gr3" draw:text-style-name="P1" draw:layer="layout" svg:x1="7.75cm" svg:y1="11.8cm" svg:x2="7.75cm" svg:y2="12.6cm" draw:start-shape="id4" draw:start-glue-point="2" draw:end-shape="id5" draw:end-glue-point="0" svg:d="M7750 11800v800">
          <text:p/>
        </draw:connector>
        <draw:connector draw:style-name="gr4" draw:text-style-name="P1" draw:layer="layout" svg:x1="7.75cm" svg:y1="17.4cm" svg:x2="7.75cm" svg:y2="19.1cm" draw:start-shape="id6" draw:start-glue-point="6" draw:end-shape="id7" draw:end-glue-point="4" svg:d="M7750 17400v1700">
          <text:p text:style-name="P1"><text:s text:c="4"/>y</text:p>
          <text:p text:style-name="P1"/>
        </draw:connector>
        <draw:connector draw:style-name="gr4" draw:text-style-name="P1" draw:layer="layout" svg:x1="11.1cm" svg:y1="20.6cm" svg:x2="12.95cm" svg:y2="21.4cm" draw:start-shape="id7" draw:start-glue-point="7" draw:end-shape="id8" draw:end-glue-point="0" svg:d="M11100 20600h1850v800">
          <text:p text:style-name="P1">y</text:p>
        </draw:connector>
        <draw:connector draw:style-name="gr4" draw:text-style-name="P1" draw:layer="layout" draw:line-skew="-0.999cm" svg:x1="4.4cm" svg:y1="15.9cm" svg:x2="2.9cm" svg:y2="27.45cm" draw:start-shape="id6" draw:start-glue-point="5" draw:end-shape="id9" svg:d="M4400 15900h-3000v11550h1500">
          <text:p text:style-name="P1"><text:s text:c="12"/></text:p>
        </draw:connector>
        <draw:rect draw:style-name="gr2" draw:text-style-name="P1" xml:id="id5" draw:id="id5" draw:layer="layout" svg:width="6.3cm" svg:height="1cm" svg:x="4.6cm" svg:y="12.6cm">
          <text:p text:style-name="P1">Select first month</text:p>
        </draw:rect>
        <draw:connector draw:style-name="gr3" draw:text-style-name="P1" draw:layer="layout" svg:x1="7.75cm" svg:y1="13.6cm" svg:x2="7.75cm" svg:y2="14.4cm" draw:start-shape="id5" draw:start-glue-point="2" draw:end-shape="id6" draw:end-glue-point="4" svg:d="M7750 13600v800">
          <text:p/>
        </draw:connector>
        <draw:connector draw:style-name="gr3" draw:text-style-name="P1" draw:layer="layout" draw:line-skew="0.299cm -0.099cm" svg:x1="16cm" svg:y1="21.85cm" svg:x2="7.75cm" svg:y2="14.4cm" draw:start-shape="id8" draw:start-glue-point="1" draw:end-shape="id6" draw:end-glue-point="4" svg:d="M16000 21850h800v-8050h-9050v600">
          <text:p/>
        </draw:connector>
        <draw:connector draw:style-name="gr3" draw:text-style-name="P1" draw:layer="layout" draw:line-skew="1.6cm -0.899cm" svg:x1="11.4cm" svg:y1="27.45cm" svg:x2="22.95cm" svg:y2="3.1cm" draw:start-shape="id9" draw:start-glue-point="1" draw:end-shape="id10" draw:end-glue-point="0" svg:d="M11400 27450h6000v-25750h5550v1400">
          <text:p/>
        </draw:connector>
        <draw:connector draw:style-name="gr3" draw:text-style-name="P1" draw:layer="layout" draw:line-skew="-5.45cm -0.899cm" svg:x1="11.4cm" svg:y1="27.45cm" svg:x2="37.05cm" svg:y2="3.1cm" draw:start-shape="id9" draw:start-glue-point="1" draw:end-shape="id11" draw:end-glue-point="0" svg:d="M11400 27450h6000v-25750h19650v1400">
          <text:p/>
        </draw:connector>
        <draw:connector draw:style-name="gr3" draw:text-style-name="P1" draw:layer="layout" svg:x1="22.95cm" svg:y1="4cm" svg:x2="22.95cm" svg:y2="4.9cm" draw:start-shape="id10" draw:start-glue-point="2" draw:end-shape="id12" draw:end-glue-point="0" svg:d="M22950 4000v900">
          <text:p/>
        </draw:connector>
        <draw:connector draw:style-name="gr3" draw:text-style-name="P1" draw:layer="layout" svg:x1="37.05cm" svg:y1="4cm" svg:x2="37.05cm" svg:y2="4.9cm" draw:start-shape="id11" draw:start-glue-point="2" draw:end-shape="id13" draw:end-glue-point="0" svg:d="M37050 4000v900">
          <text:p/>
        </draw:connector>
        <draw:connector draw:style-name="gr3" draw:text-style-name="P1" draw:layer="layout" svg:x1="22.95cm" svg:y1="6.3cm" svg:x2="22.95cm" svg:y2="8.4cm" draw:start-shape="id12" draw:start-glue-point="2" draw:end-shape="id14" draw:end-glue-point="4" svg:d="M22950 6300v2100">
          <text:p/>
        </draw:connector>
        <draw:connector draw:style-name="gr3" draw:text-style-name="P1" draw:layer="layout" svg:x1="37.05cm" svg:y1="6.3cm" svg:x2="37.05cm" svg:y2="8.4cm" draw:start-shape="id13" draw:start-glue-point="2" draw:end-shape="id15" draw:end-glue-point="4" svg:d="M37050 6300v2100">
          <text:p/>
        </draw:connector>
        <draw:connector draw:style-name="gr4" draw:text-style-name="P1" draw:layer="layout" svg:x1="22.95cm" svg:y1="11.9cm" svg:x2="22.95cm" svg:y2="14.2cm" draw:start-shape="id14" draw:start-glue-point="6" draw:end-shape="id16" draw:end-glue-point="4" svg:d="M22950 11900v2300">
          <text:p text:style-name="P1">y <text:s text:c="3"/></text:p>
        </draw:connector>
        <draw:connector draw:style-name="gr4" draw:text-style-name="P1" draw:layer="layout" svg:x1="37.05cm" svg:y1="11.9cm" svg:x2="37.05cm" svg:y2="14.2cm" draw:start-shape="id15" draw:start-glue-point="6" draw:end-shape="id17" draw:end-glue-point="4" svg:d="M37050 11900v2300">
          <text:p text:style-name="P1">y <text:s text:c="3"/></text:p>
        </draw:connector>
        <draw:connector draw:style-name="gr4" draw:text-style-name="P1" draw:layer="layout" svg:x1="22.95cm" svg:y1="18.5cm" svg:x2="22.95cm" svg:y2="22.1cm" draw:start-shape="id16" draw:start-glue-point="6" draw:end-shape="id18" draw:end-glue-point="0" svg:d="M22950 18500v3600">
          <text:p text:style-name="P1">y <text:s text:c="2"/></text:p>
        </draw:connector>
        <draw:connector draw:style-name="gr4" draw:text-style-name="P1" draw:layer="layout" svg:x1="37.05cm" svg:y1="18.5cm" svg:x2="37.05cm" svg:y2="22.1cm" draw:start-shape="id17" draw:start-glue-point="6" draw:end-shape="id19" draw:end-glue-point="0" svg:d="M37050 18500v3600">
          <text:p text:style-name="P1">y <text:s text:c="3"/></text:p>
        </draw:connector>
        <draw:connector draw:style-name="gr3" draw:text-style-name="P1" draw:layer="layout" svg:x1="22.95cm" svg:y1="24cm" svg:x2="22.95cm" svg:y2="24.7cm" draw:start-shape="id18" draw:start-glue-point="2" draw:end-shape="id20" draw:end-glue-point="4" svg:d="M22950 24000v700">
          <text:p/>
        </draw:connector>
        <draw:connector draw:style-name="gr3" draw:text-style-name="P1" draw:layer="layout" svg:x1="37.05cm" svg:y1="24cm" svg:x2="37.05cm" svg:y2="24.6cm" draw:start-shape="id19" draw:start-glue-point="2" draw:end-shape="id21" draw:end-glue-point="4" svg:d="M37050 24000v600">
          <text:p/>
        </draw:connector>
        <draw:connector draw:style-name="gr3" draw:text-style-name="P1" draw:layer="layout" svg:x1="26.5cm" svg:y1="10.15cm" svg:x2="29.85cm" svg:y2="11.7cm" draw:start-shape="id14" draw:start-glue-point="7" draw:end-shape="id22" draw:end-glue-point="0" svg:d="M26500 10150h3350v1550">
          <text:p/>
        </draw:connector>
        <draw:connector draw:style-name="gr3" draw:text-style-name="P1" draw:layer="layout" svg:x1="33.5cm" svg:y1="10.15cm" svg:x2="29.85cm" svg:y2="11.7cm" draw:start-shape="id15" draw:start-glue-point="5" draw:end-shape="id22" draw:end-glue-point="0" svg:d="M33500 10150h-3650v1550">
          <text:p/>
        </draw:connector>
        <draw:connector draw:style-name="gr4" draw:text-style-name="P1" draw:layer="layout" svg:x1="29.85cm" svg:y1="12.8cm" svg:x2="22.95cm" svg:y2="14.2cm" draw:start-shape="id22" draw:start-glue-point="2" draw:end-shape="id16" draw:end-glue-point="4" svg:d="M29850 12800v700h-6900v700">
          <text:p text:style-name="P1"/>
          <text:p text:style-name="P1">Route</text:p>
        </draw:connector>
        <draw:connector draw:style-name="gr4" draw:text-style-name="P1" draw:layer="layout" svg:x1="29.85cm" svg:y1="12.8cm" svg:x2="37.05cm" svg:y2="14.2cm" draw:start-shape="id22" draw:start-glue-point="2" draw:end-shape="id17" draw:end-glue-point="4" svg:d="M29850 12800v700h7200v700">
          <text:p text:style-name="P1"/>
          <text:p text:style-name="P1">Flight</text:p>
        </draw:connector>
        <draw:connector draw:style-name="gr3" draw:text-style-name="P1" draw:layer="layout" svg:x1="26.7cm" svg:y1="16.35cm" svg:x2="30.1cm" svg:y2="18.3cm" draw:start-shape="id16" draw:start-glue-point="7" draw:end-shape="id23" draw:end-glue-point="0" svg:d="M26700 16350h3400v1950">
          <text:p/>
        </draw:connector>
        <draw:connector draw:style-name="gr3" draw:text-style-name="P1" draw:layer="layout" svg:x1="33.3cm" svg:y1="16.35cm" svg:x2="30.1cm" svg:y2="18.3cm" draw:start-shape="id17" draw:start-glue-point="5" draw:end-shape="id23" draw:end-glue-point="0" svg:d="M33300 16350h-3200v1950">
          <text:p/>
        </draw:connector>
        <draw:connector draw:style-name="gr4" draw:text-style-name="P1" draw:layer="layout" svg:x1="30.1cm" svg:y1="19.4cm" svg:x2="22.95cm" svg:y2="22.1cm" draw:start-shape="id23" draw:start-glue-point="2" draw:end-shape="id18" draw:end-glue-point="0" svg:d="M30100 19400v1350h-7150v1350">
          <text:p text:style-name="P1"/>
          <text:p text:style-name="P1">Route</text:p>
        </draw:connector>
        <draw:connector draw:style-name="gr4" draw:text-style-name="P1" draw:layer="layout" svg:x1="30.1cm" svg:y1="19.4cm" svg:x2="37.05cm" svg:y2="22.1cm" draw:start-shape="id23" draw:start-glue-point="2" draw:end-shape="id19" draw:end-glue-point="0" svg:d="M30100 19400v1350h6950v1350">
          <text:p text:style-name="P1"/>
          <text:p text:style-name="P1">Flight</text:p>
        </draw:connector>
        <draw:connector draw:style-name="gr4" draw:text-style-name="P1" draw:layer="layout" svg:x1="7.75cm" svg:y1="22.1cm" svg:x2="7.75cm" svg:y2="24.2cm" draw:start-shape="id7" draw:start-glue-point="6" draw:end-shape="id24" draw:end-glue-point="0" svg:d="M7750 22100v2100">
          <text:p text:style-name="P1">n <text:s text:c="2"/></text:p>
        </draw:connector>
        <draw:connector draw:style-name="gr4" draw:text-style-name="P1" draw:layer="layout" draw:line-skew="0cm 0.749cm -0.199cm" svg:x1="22.95cm" svg:y1="28.9cm" svg:x2="7.75cm" svg:y2="19.1cm" draw:start-shape="id25" draw:start-glue-point="2" draw:end-shape="id7" draw:end-glue-point="4" svg:d="M22950 28900v501h-6550v-11001h-8650v700">
          <text:p text:style-name="P1"><text:s text:c="7"/></text:p>
        </draw:connector>
        <draw:connector draw:style-name="gr3" draw:text-style-name="P1" draw:layer="layout" draw:line-skew="0.299cm -6.301cm -0.199cm" svg:x1="37.05cm" svg:y1="28.6cm" svg:x2="7.75cm" svg:y2="19.1cm" draw:start-shape="id26" draw:start-glue-point="2" draw:end-shape="id7" draw:end-glue-point="4" svg:d="M37050 28600v800h-20650v-11000h-8650v700">
          <text:p/>
        </draw:connector>
        <draw:connector draw:style-name="gr4" draw:text-style-name="P1" draw:layer="layout" draw:line-skew="-0.899cm" svg:x1="19.5cm" svg:y1="25.7cm" svg:x2="20.2cm" svg:y2="5.6cm" draw:start-shape="id20" draw:start-glue-point="5" draw:end-shape="id12" draw:end-glue-point="3" svg:d="M19500 25700h-1400v-20100h2100">
          <text:p text:style-name="P1"><text:s text:c="6"/></text:p>
        </draw:connector>
        <draw:connector draw:style-name="gr4" draw:text-style-name="P1" draw:layer="layout" draw:line-skew="0.498cm" svg:x1="40.5cm" svg:y1="25.6cm" svg:x2="39.8cm" svg:y2="5.6cm" draw:start-shape="id21" draw:start-glue-point="7" draw:end-shape="id13" draw:end-glue-point="1" svg:d="M40500 25600h1000v-20000h-1700">
          <text:p text:style-name="P1"><text:s text:c="6"/></text:p>
        </draw:connector>
        <draw:frame draw:style-name="gr5" draw:layer="layout" svg:width="1.4cm" svg:height="1.1cm" svg:x="23cm" svg:y="26.7cm">
          <draw:text-box>
            <text:p>y</text:p>
          </draw:text-box>
        </draw:frame>
        <draw:frame draw:style-name="gr6" draw:layer="layout" svg:width="1.4cm" svg:height="1cm" svg:x="37.1cm" svg:y="26.6cm">
          <draw:text-box>
            <text:p>y</text:p>
          </draw:text-box>
        </draw:frame>
        <draw:frame draw:style-name="gr7" draw:layer="layout" svg:width="0.8cm" svg:height="1.063cm" svg:x="2.7cm" svg:y="16cm">
          <draw:text-box>
            <text:p>n</text:p>
          </draw:text-box>
        </draw:frame>
        <draw:frame draw:style-name="gr7" draw:layer="layout" svg:width="0.8cm" svg:height="1.063cm" svg:x="18.3cm" svg:y="25.8cm">
          <draw:text-box>
            <text:p>n</text:p>
          </draw:text-box>
        </draw:frame>
        <draw:frame draw:style-name="gr7" draw:layer="layout" svg:width="0.8cm" svg:height="1.063cm" svg:x="40.6cm" svg:y="25.637cm">
          <draw:text-box>
            <text:p>n</text:p>
          </draw:text-box>
        </draw:frame>
        <draw:frame draw:style-name="gr7" draw:layer="layout" svg:width="0.8cm" svg:height="1.063cm" svg:x="26.7cm" svg:y="10.2cm">
          <draw:text-box>
            <text:p>n</text:p>
          </draw:text-box>
        </draw:frame>
        <draw:frame draw:style-name="gr7" draw:layer="layout" svg:width="0.8cm" svg:height="1.063cm" svg:x="32.6cm" svg:y="10.237cm">
          <draw:text-box>
            <text:p>n</text:p>
          </draw:text-box>
        </draw:frame>
        <draw:frame draw:style-name="gr7" draw:layer="layout" svg:width="0.8cm" svg:height="1.063cm" svg:x="26.9cm" svg:y="16.437cm">
          <draw:text-box>
            <text:p>n</text:p>
          </draw:text-box>
        </draw:frame>
        <draw:frame draw:style-name="gr7" draw:layer="layout" svg:width="0.8cm" svg:height="1.063cm" svg:x="32.6cm" svg:y="16.5cm">
          <draw:text-box>
            <text:p>n</text:p>
          </draw:text-box>
        </draw:frame>
        <draw:rect draw:style-name="gr2" draw:text-style-name="P1" xml:id="id25" draw:id="id25" draw:layer="layout" svg:width="5.5cm" svg:height="0.9cm" svg:x="20.2cm" svg:y="28cm">
          <text:p text:style-name="P1">Stop route pipeline</text:p>
        </draw:rect>
        <draw:rect draw:style-name="gr2" draw:text-style-name="P1" xml:id="id26" draw:id="id26" draw:layer="layout" svg:width="5.5cm" svg:height="0.9cm" svg:x="34.3cm" svg:y="27.7cm">
          <text:p text:style-name="P1">Stop flight pipeline</text:p>
        </draw:rect>
        <draw:connector draw:style-name="gr8" draw:text-style-name="P1" draw:layer="layout" svg:x1="22.95cm" svg:y1="26.7cm" svg:x2="22.95cm" svg:y2="28cm" draw:start-shape="id20" draw:start-glue-point="6" draw:end-shape="id25" draw:end-glue-point="0" svg:d="M22950 26700v1300">
          <text:p/>
        </draw:connector>
        <draw:connector draw:style-name="gr8" draw:text-style-name="P1" draw:layer="layout" svg:x1="37.05cm" svg:y1="26.6cm" svg:x2="37.05cm" svg:y2="27.7cm" draw:start-shape="id21" draw:start-glue-point="6" draw:end-shape="id26" draw:end-glue-point="0" svg:d="M37050 26600v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tto Leo Breitwieser</meta:initial-creator>
    <meta:creation-date>2016-06-30T09:28:57.87</meta:creation-date>
    <dc:date>2016-06-30T15:11:08.92</dc:date>
    <dc:creator>Otto Leo Breitwieser</dc:creator>
    <meta:editing-duration>PT52M5S</meta:editing-duration>
    <meta:editing-cycles>4</meta:editing-cycles>
    <meta:generator>OpenOffice/4.1.2$Win32 OpenOffice.org_project/412m3$Build-9782</meta:generator>
    <meta:document-statistic meta:object-count="71"/>
  </office:meta>
</office:document-meta>
</file>